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1.423cm" fo:min-width="0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fill-color="#b4c7dc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fill-color="#b4c7dc" draw:textarea-vertical-align="middle"/>
    </style:style>
    <style:style style:name="gr4" style:family="graphic" style:parent-style-name="objectwithoutfill">
      <style:graphic-properties draw:marker-start="Arrowheads_20_3" draw:marker-start-width="0.3cm" draw:marker-end="Arrowheads_20_4" draw:marker-end-width="0.3cm" draw:fill="none" draw:fill-color="#b4c7dc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fill-color="#b4c7dc" draw:textarea-vertical-align="middle"/>
    </style:style>
    <style:style style:name="gr6" style:family="graphic" style:parent-style-name="objectwithoutfill">
      <style:graphic-properties draw:marker-end="Arrowheads_20_7" draw:marker-end-width="0.3cm" draw:fill="none" draw:fill-color="#b4c7dc" draw:textarea-vertical-align="middle"/>
    </style:style>
    <style:style style:name="gr7" style:family="graphic" style:parent-style-name="objectwithoutfill">
      <style:graphic-properties draw:marker-end="Arrowheads_20_8" draw:marker-end-width="0.3cm" draw:fill="none" draw:fill-color="#b4c7dc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fill-color="#b4c7dc" draw:textarea-vertical-align="middle"/>
    </style:style>
    <style:style style:name="gr9" style:family="graphic" style:parent-style-name="objectwithoutfill">
      <style:graphic-properties draw:marker-end="Arrowheads_20_10" draw:marker-end-width="0.3cm" draw:fill="none" draw:fill-color="#b4c7d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b4c7dc"/>
      <style:paragraph-properties fo:text-align="center"/>
    </style:style>
    <style:style style:name="T1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3.492cm" svg:height="1.673cm" svg:x="9.255cm" svg:y="21.002cm">
          <draw:text-box>
            <text:p text:style-name="P1">X9 H = 56</text:p>
            <text:p text:style-name="P1"><text:span text:style-name="T1">без (2,1)</text:span></text:p>
          </draw:text-box>
        </draw:frame>
        <draw:frame draw:style-name="gr1" draw:text-style-name="P2" xml:id="id1" draw:id="id1" draw:layer="layout" svg:width="3.81cm" svg:height="1.673cm" svg:x="13.382cm" svg:y="21.002cm">
          <draw:text-box>
            <text:p text:style-name="P1">X10 H = 41</text:p>
            <text:p text:style-name="P1"><text:span text:style-name="T1">(2,1)</text:span></text:p>
          </draw:text-box>
        </draw:frame>
        <draw:frame draw:style-name="gr1" draw:text-style-name="P2" xml:id="id2" draw:id="id2" draw:layer="layout" svg:width="3.81cm" svg:height="1.673cm" svg:x="13.382cm" svg:y="23.139cm">
          <draw:text-box>
            <text:p text:style-name="P1"><text:s text:c="7"/>H = 41</text:p>
            <text:p text:style-name="P1"><text:span text:style-name="T1">(3,4)</text:span></text:p>
          </draw:text-box>
        </draw:frame>
        <draw:frame draw:style-name="gr1" draw:text-style-name="P2" xml:id="id3" draw:id="id3" draw:layer="layout" svg:width="3.81cm" svg:height="1.673cm" svg:x="13.382cm" svg:y="25.267cm">
          <draw:text-box>
            <text:p text:style-name="P1"><text:s text:c="7"/>H = 41</text:p>
            <text:p text:style-name="P1"><text:span text:style-name="T1">(5,3)</text:span></text:p>
          </draw:text-box>
        </draw:frame>
        <draw:connector draw:style-name="gr2" draw:text-style-name="P3" draw:layer="layout" draw:type="line" svg:x1="15.287cm" svg:y1="22.675cm" svg:x2="15.287cm" svg:y2="23.139cm" draw:start-shape="id1" draw:start-glue-point="2" draw:end-shape="id2" draw:end-glue-point="0" svg:d="M15287 22675v464" svg:viewBox="0 0 1 465">
          <text:p/>
        </draw:connector>
        <draw:connector draw:style-name="gr3" draw:text-style-name="P3" draw:layer="layout" draw:type="line" svg:x1="15.287cm" svg:y1="24.812cm" svg:x2="15.287cm" svg:y2="25.267cm" draw:start-shape="id2" draw:start-glue-point="2" draw:end-shape="id3" draw:end-glue-point="0" svg:d="M15287 24812v455" svg:viewBox="0 0 1 456">
          <text:p/>
        </draw:connector>
        <draw:connector draw:style-name="gr4" draw:text-style-name="P3" xml:id="id7" draw:id="id7" draw:layer="layout" svg:x1="11.001cm" svg:y1="21.002cm" svg:x2="15.287cm" svg:y2="21.002cm" draw:start-shape="id4" draw:start-glue-point="0" draw:end-shape="id1" draw:end-glue-point="0" svg:d="M11001 21002v-500h4286v500" svg:viewBox="0 0 4287 501">
          <text:p/>
        </draw:connector>
        <draw:frame draw:style-name="gr1" draw:text-style-name="P2" xml:id="id5" draw:id="id5" draw:layer="layout" svg:width="3.492cm" svg:height="1.673cm" svg:x="7.25cm" svg:y="18.059cm">
          <draw:text-box>
            <text:p text:style-name="P1">X7 H = 50</text:p>
            <text:p text:style-name="P1"><text:span text:style-name="T1">без (1,5)</text:span></text:p>
          </draw:text-box>
        </draw:frame>
        <draw:frame draw:style-name="gr1" draw:text-style-name="P2" xml:id="id6" draw:id="id6" draw:layer="layout" svg:width="3.492cm" svg:height="1.673cm" svg:x="11.377cm" svg:y="18.059cm">
          <draw:text-box>
            <text:p text:style-name="P1">X8 H = 41</text:p>
            <text:p text:style-name="P1"><text:span text:style-name="T1">(1,5)</text:span></text:p>
          </draw:text-box>
        </draw:frame>
        <draw:connector draw:style-name="gr4" draw:text-style-name="P3" xml:id="id10" draw:id="id10" draw:layer="layout" svg:x1="8.996cm" svg:y1="18.059cm" svg:x2="13.123cm" svg:y2="18.059cm" draw:start-shape="id5" draw:start-glue-point="0" draw:end-shape="id6" draw:end-glue-point="0" svg:d="M8996 18059v-500h4127v500" svg:viewBox="0 0 4128 501">
          <text:p/>
        </draw:connector>
        <draw:connector draw:style-name="gr5" draw:text-style-name="P3" draw:layer="layout" draw:type="line" svg:x1="13.123cm" svg:y1="19.732cm" svg:x2="13.144cm" svg:y2="20.502cm" draw:start-shape="id6" draw:start-glue-point="2" draw:end-shape="id7" draw:end-glue-point="0" svg:d="M13123 19732l21 770" svg:viewBox="0 0 22 771">
          <text:p/>
        </draw:connector>
        <draw:g>
          <draw:frame draw:style-name="gr1" draw:text-style-name="P2" xml:id="id8" draw:id="id8" draw:layer="layout" svg:width="3.492cm" svg:height="1.673cm" svg:x="5.18cm" svg:y="15.202cm">
            <draw:text-box>
              <text:p text:style-name="P1">X5 H = 47</text:p>
              <text:p text:style-name="P1"><text:span text:style-name="T1">без (2,4)</text:span></text:p>
            </draw:text-box>
          </draw:frame>
          <draw:frame draw:style-name="gr1" draw:text-style-name="P2" xml:id="id9" draw:id="id9" draw:layer="layout" svg:width="3.492cm" svg:height="1.673cm" svg:x="9.307cm" svg:y="15.202cm">
            <draw:text-box>
              <text:p text:style-name="P1">X6 H = 41</text:p>
              <text:p text:style-name="P1"><text:span text:style-name="T1">(2,4)</text:span></text:p>
            </draw:text-box>
          </draw:frame>
          <draw:connector draw:style-name="gr4" draw:text-style-name="P3" draw:layer="layout" svg:x1="6.926cm" svg:y1="15.202cm" svg:x2="11.053cm" svg:y2="15.202cm" draw:start-shape="id8" draw:start-glue-point="0" draw:end-shape="id9" draw:end-glue-point="0" svg:d="M6926 15202v-500h4127v500" svg:viewBox="0 0 4128 501">
            <text:p/>
          </draw:connector>
        </draw:g>
        <draw:connector draw:style-name="gr6" draw:text-style-name="P3" draw:layer="layout" draw:type="line" svg:x1="11.053cm" svg:y1="16.875cm" svg:x2="11.059cm" svg:y2="17.559cm" draw:start-shape="id9" draw:start-glue-point="2" draw:end-shape="id10" draw:end-glue-point="0" svg:d="M11053 16875l6 684" svg:viewBox="0 0 7 685">
          <text:p/>
        </draw:connector>
        <draw:g>
          <draw:frame draw:style-name="gr1" draw:text-style-name="P2" xml:id="id12" draw:id="id12" draw:layer="layout" svg:width="3.492cm" svg:height="1.673cm" svg:x="11.313cm" svg:y="9.572cm">
            <draw:text-box>
              <text:p text:style-name="P1">X0 H = 35</text:p>
              <text:p text:style-name="P1"><text:span text:style-name="T1">без ребер</text:span></text:p>
            </draw:text-box>
          </draw:frame>
          <draw:frame draw:style-name="gr1" draw:text-style-name="P2" draw:layer="layout" svg:width="3.492cm" svg:height="1.673cm" svg:x="15.288cm" svg:y="12.43cm">
            <draw:text-box>
              <text:p text:style-name="P1">X2 H = 35</text:p>
              <text:p text:style-name="P1"><text:span text:style-name="T1">(5,2)</text:span></text:p>
            </draw:text-box>
          </draw:frame>
          <draw:frame draw:style-name="gr1" draw:text-style-name="P2" xml:id="id11" draw:id="id11" draw:layer="layout" svg:width="3.492cm" svg:height="1.673cm" svg:x="7.35cm" svg:y="12.344cm">
            <draw:text-box>
              <text:p text:style-name="P1">X1 H = 41</text:p>
              <text:p text:style-name="P1"><text:span text:style-name="T1">без (5,2)</text:span></text:p>
            </draw:text-box>
          </draw:frame>
          <draw:connector draw:style-name="gr4" draw:text-style-name="P3" xml:id="id13" draw:id="id13" draw:layer="layout" svg:x1="9.096cm" svg:y1="12.344cm" svg:x2="17.033cm" svg:y2="12.43cm" draw:start-shape="id11" draw:start-glue-point="0" svg:d="M9096 12344v-500h7937v586" svg:viewBox="0 0 7938 587">
            <text:p/>
          </draw:connector>
          <draw:connector draw:style-name="gr7" draw:text-style-name="P3" draw:layer="layout" draw:type="line" svg:x1="13.059cm" svg:y1="11.245cm" svg:x2="13.064cm" svg:y2="11.844cm" draw:start-shape="id12" draw:start-glue-point="2" draw:end-shape="id13" draw:end-glue-point="0" svg:d="M13059 11245l5 599" svg:viewBox="0 0 6 600">
            <text:p/>
          </draw:connector>
        </draw:g>
        <draw:g>
          <draw:frame draw:style-name="gr1" draw:text-style-name="P2" xml:id="id14" draw:id="id14" draw:layer="layout" svg:width="3.492cm" svg:height="1.673cm" svg:x="13.383cm" svg:y="15.152cm">
            <draw:text-box>
              <text:p text:style-name="P1">X3 H = 44</text:p>
              <text:p text:style-name="P1"><text:span text:style-name="T1">без (4,3)</text:span></text:p>
            </draw:text-box>
          </draw:frame>
          <draw:frame draw:style-name="gr1" draw:text-style-name="P2" xml:id="id15" draw:id="id15" draw:layer="layout" svg:width="3.492cm" svg:height="1.673cm" svg:x="17.51cm" svg:y="15.152cm">
            <draw:text-box>
              <text:p text:style-name="P1">X4 H = 42</text:p>
              <text:p text:style-name="P1"><text:span text:style-name="T1">(4,3)</text:span></text:p>
            </draw:text-box>
          </draw:frame>
          <draw:connector draw:style-name="gr4" draw:text-style-name="P3" draw:layer="layout" svg:x1="15.129cm" svg:y1="15.152cm" svg:x2="19.256cm" svg:y2="15.152cm" draw:start-shape="id14" draw:start-glue-point="0" draw:end-shape="id15" draw:end-glue-point="0" svg:d="M15129 15152v-500h4127v500" svg:viewBox="0 0 4128 501">
            <text:p/>
          </draw:connector>
        </draw:g>
        <draw:line draw:style-name="gr8" draw:text-style-name="P3" draw:layer="layout" svg:x1="8.937cm" svg:y1="14.017cm" svg:x2="8.937cm" svg:y2="14.652cm">
          <text:p/>
        </draw:line>
        <draw:line draw:style-name="gr9" draw:text-style-name="P3" draw:layer="layout" svg:x1="17.192cm" svg:y1="14.017cm" svg:x2="17.192cm" svg:y2="14.65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5T23:49:40.016000000</meta:creation-date>
    <dc:date>2023-02-16T00:32:25.182000000</dc:date>
    <meta:editing-duration>PT11M37S</meta:editing-duration>
    <meta:editing-cycles>2</meta:editing-cycles>
    <meta:generator>LibreOffice/7.3.4.2$Windows_X86_64 LibreOffice_project/728fec16bd5f605073805c3c9e7c4212a0120dc5</meta:generator>
    <meta:document-statistic meta:object-count="28"/>
  </office:meta>
</office:document-meta>
</file>